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text-indent="0in" style:auto-text-indent="false"/>
      <style:text-properties fo:font-variant="normal" fo:text-transform="none" fo:color="#555555" style:text-line-through-style="none" style:text-line-through-type="none" style:font-name="Arial" fo:font-size="10.5pt" fo:letter-spacing="normal" fo:font-style="normal" style:text-underline-style="none" fo:font-weight="normal" style:text-blinking="false" fo:background-color="transparent"/>
    </style:style>
    <style:style style:name="P2" style:family="paragraph" style:parent-style-name="Standard">
      <style:paragraph-properties fo:margin-left="0in" fo:margin-right="0in" fo:text-align="start" style:justify-single-word="false" fo:orphans="2" fo:text-indent="0in" style:auto-text-indent="false"/>
    </style:style>
    <style:style style:name="T1" style:family="text">
      <style:text-properties fo:font-variant="normal" fo:text-transform="none" fo:color="#555555" style:text-line-through-style="none" style:text-line-through-type="none" style:font-name="Arial" fo:font-size="10.5pt" fo:letter-spacing="normal" fo:font-style="normal" style:text-underline-style="solid" style:text-underline-width="auto" style:text-underline-color="font-color"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ing as I am flying this thing and landing in the ocean, we can make it a helicopter with a range of maybe 100-250 knotical miles in helicopter mode. </text:p>
      <text:p text:style-name="P1">We'll use maybe 4 rotors or something that stow in the wing, or wherever, and then underneath those rotors we can use flettner rotors to increase the amount of lift again, and then</text:p>
      <text:p text:style-name="P1">and then make it somewhat like a gyro? you'll have to help me again with the technicalities of this, but this would make it easier because I could land on a nearby lake and then fly the thing as a helicopter into the channel which would make everyones life way easier. </text:p>
      <text:p text:style-name="P1"/>
      <text:p text:style-name="P1">use can even try doing helicopter rotors and then flettener rotors spinning in the opposite direction underneath I think that would increase vertical lift? or you can make the flettner rotors on the side and stationary but spinning to create forward lift. </text:p>
      <text:p text:style-name="P1"/>
      <text:p text:style-name="P1">theres a way to do it and make it easy to fly. </text:p>
      <text:p text:style-name="P2"><text:span text:style-name="T1"/></text:p>
      <text:p text:style-name="P2"><text:span text:style-name="T1">my GitHub is </text:span><text:a xlink:type="simple" xlink:href="http://github.com/tya811" office:target-frame-name="_blank" xlink:show="new" text:style-name="Internet_20_link" text:visited-style-name="Visited_20_Internet_20_Link">GitHub.com/tya811</text:a></text:p>
      <text:p text:style-name="P1"/>
      <text:p text:style-name="P1">excuse the rudeness on the GitHub,it's frustring trying to get planes and boats built, but what we should do is make highly customizeable and 3d printable kit planes. open source every component show what it is and why it was made like that, and we can do some cool stuff. </text:p>
      <text:p text:style-name="P1"/>
      <text:p text:style-name="P1">you just gotta make them 3d printable and sell the designs and theories or give them sellt hem for cheap as anything to makerbot, voltera, laguna tools, puredarwin, reactos, haiku (for an opensource OS for the plane) and laguna tools. </text:p>
      <text:p text:style-name="Standard"/>
      <text:p text:style-name="P1">you also gotta show flightgear a ton of stuff to model the physics and building/repairing engines and to get somewhat certified as a flight instructor from home. and develop autopilot but yeah</text:p>
      <text:p text:style-name="P1"/>
      <text:p text:style-name="P1">anyhow have fu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6:27:34.528000000</meta:creation-date>
    <dc:date>2018-04-30T16:28:31.961000000</dc:date>
    <meta:editing-duration>PT57S</meta:editing-duration>
    <meta:editing-cycles>1</meta:editing-cycles>
    <meta:generator>LibreOffice/6.0.3.2$Windows_X86_64 LibreOffice_project/8f48d515416608e3a835360314dac7e47fd0b821</meta:generator>
    <meta:document-statistic meta:table-count="0" meta:image-count="0" meta:object-count="0" meta:page-count="1" meta:paragraph-count="10" meta:word-count="296" meta:character-count="1650" meta:non-whitespace-character-count="1358"/>
  </office:meta>
</office:document-meta>
</file>